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Arial" fo:font-size="12pt" style:font-size-asian="12pt" style:font-size-complex="12pt"/>
    </style:style>
    <style:style style:name="P2" style:family="paragraph" style:parent-style-name="Standard">
      <style:text-properties style:font-name="Arial"/>
    </style:style>
    <style:style style:name="P3" style:family="paragraph" style:parent-style-name="Standard">
      <style:text-properties style:font-name="Arial" fo:font-size="12pt" style:font-size-asian="12pt" style:font-name-complex="Liberation Mono" style:font-size-complex="12pt"/>
    </style:style>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P ASSR</text:p>
      <text:p text:style-name="P1">Module PASR</text:p>
      <text:p text:style-name="P1">La gestion des fichiers en Python.</text:p>
      <text:p text:style-name="P2"/>
      <text:p text:style-name="P3">Exercice 1 :</text:p>
      <text:p text:style-name="P3">Réaliser la copie d'un fichier texte en numérotant les lignes.</text:p>
      <text:p text:style-name="P3">L'utilisateur saisira le nom du fichier dans le programme.</text:p>
      <text:p text:style-name="P3"/>
      <text:p text:style-name="P3">Exercice 2 :</text:p>
      <text:p text:style-name="P3">Écrire une fonction qui retourne la n<text:span text:style-name="T1">ième</text:span> ligne d'un fichier.</text:p>
      <text:p text:style-name="P3">Cette fonction admettra en paramètre le nom du fichier et le numéro de la ligne.</text:p>
      <text:p text:style-name="P3">Vous appellerez ensuite cette fonction dans un menu grâce auquel l'utilisateur pourra saisir le nom du fichier et le numéro de la ligne.</text:p>
      <text:p text:style-name="P3">La ligne en question s'affiche et on revient au menu. Le menu possède évidemment une option pour quitter.</text:p>
      <text:p text:style-name="P3">On gérera les erreurs : file not found ou fichier trop court. </text:p>
      <text:p text:style-name="P3"/>
      <text:p text:style-name="P3">Exercice 3 :</text:p>
      <text:p text:style-name="P3">Chercher dans tous les fichiers d'un dossier donné ceux qui contiennent des lignes commençant par un mot donné et écrire dans un fichier rapport la liste des fichiers répondant au critère.</text:p>
      <text:p text:style-name="P3">Le rapport sera présenté de la façon suivante :</text:p>
      <text:p text:style-name="P3"/>
      <text:p text:style-name="P3">Date : </text:p>
      <text:p text:style-name="P3">Dossier :</text:p>
      <text:p text:style-name="P3"/>
      <text:p text:style-name="P3">fichier1</text:p>
      <text:p text:style-name="P3">ligne du fichier1 commençant par le mot cherché</text:p>
      <text:p text:style-name="P3">ligne suivante du fichier1 commençant par le mot cherché </text:p>
      <text:p text:style-name="P3">...</text:p>
      <text:p text:style-name="P3">dernière ligne du fichier1 commençant par le mot cherché</text:p>
      <text:p text:style-name="P3"/>
      <text:p text:style-name="P3">fichier2</text:p>
      <text:p text:style-name="P3">ligne du fichier2 commençant par le mot cherché</text:p>
      <text:p text:style-name="P3">ligne suivante du fichier2 commençant par le mot cherché </text:p>
      <text:p text:style-name="P3">...</text:p>
      <text:p text:style-name="P3">dernière ligne du fichier2 commençant par le mot cherché</text:p>
      <text:p text:style-name="P3"/>
      <text:p text:style-name="P3">etc.</text:p>
      <text:p text:style-name="P3"/>
      <text:p text:style-name="P3">Pour tester votre script, utiliser l'arborescence ZFT en cherchant le mot login au début.</text:p>
      <text:p text:style-name="P3"/>
      <text:p text:style-name="P3">Exercice 4 :</text:p>
      <text:p text:style-name="P3">Améliorer le script suivant pour qu'il scrute tous les sous-répertoires du dossier.</text:p>
      <text:p text:style-name="P3"/>
      <text:p text:style-name="P3">Pour tester votre script, utiliser l'arborescence ZFT en cherchant le mot print au déb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L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L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hyphenation-ladder-count="no-limit"/>
      <style:text-properties style:font-name="Liberation Mono" fo:font-size="10pt" style:font-size-asian="10pt" style:font-name-complex="Liberation Mono" style:font-size-complex="10pt"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29T14:35:10.917000000</meta:creation-date>
    <dc:date>2017-01-27T18:49:29</dc:date>
    <meta:editing-duration>PT1M3S</meta:editing-duration>
    <meta:editing-cycles>11</meta:editing-cycles>
    <meta:generator>OpenOffice/4.1.2$Win32 OpenOffice.org_project/412m3$Build-9782</meta:generator>
    <meta:document-statistic meta:table-count="0" meta:image-count="0" meta:object-count="0" meta:page-count="1" meta:paragraph-count="32" meta:word-count="260" meta:character-count="1522"/>
    <dc:creator>Loïc Bourlet</dc:creator>
  </office:meta>
</office:document-meta>
</file>